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0.01pt"/>
    </style:style>
    <style:style style:name="co2" style:family="table-column">
      <style:table-column-properties fo:break-before="auto" style:column-width="465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archive.org/download/Daura-Quran2017-Farhat-Hasmi/DQ2017-01A-Al-Fatihah_-_Al-Baqarah_1-1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1B-Al-Baqarah_11-46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1C-Al-Baqarah_47-9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1D-Al-Baqarah_99-141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2A-Al-Baqarah_142-14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2B-Al-Baqarah_146-167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2C-Al-Baqarah_168-21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2D-Al-Baqarah_213-25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3A-Al-Baqarah_253-25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3B-Al-Baqarah_256-26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3C-Al-Baqarah_269-286_-_Aal-e-Imran_1-13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3D-Aal-e-Imran_14-91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4A-Aal-e-Imran_92-101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4B-Aal-e-Imran_102-121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4C-Aal-e-Imran_122-16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4D-Aal-e-Imran_169-200_-_Al-Nisa_1-23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5A-Al-Nisa_24-34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5B-Al-Nisa_35-7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5C-Al-Nisa_71-11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5D-Al-Nisa_113-147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6A-Al-Nisa_148-15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6B-Al-Nisa_159-176_-_Al-Maidah_1-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6C-Al-Maidah_6-47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6D-Al-Maidah_48-8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7A-Al-Maidah_83-94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7B-Al-Maidah_95-120_-_Al-Anam_1-1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7C-Al-Anam_19-53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7D-Al-Anam_54-11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8A-Al-Anam_111-127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8B-Al-Anam_128-15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8C-Al-Anam_159-165_-_Al-Araf_1-26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8D-Al-Araf_27-87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9A-Al-Araf_88-12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9B-Al-Araf_123-147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9C-Al-Araf_148-183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09D-Al-Araf_184-206_-_Al-Anfal_1-4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0A-Al-Anfal_41-6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0B-Al-Anfal_63-75_-_Al-Tawbah_1-2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0C-Al-Tawbah_23-4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0D-Al-Tawbah_49-93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1A-Al-Tawbah_94-11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1B-Al-Tawbah_111-12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1C-Al-Tawbah_123-129_-_Yunus_1-5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1D-Yunus_53-109_-_Hud_1-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2A-Hud_6-24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2B-Hud_25-6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2C-Hud_61-123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2D-Yusuf_1-5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3A-Yusuf_53-66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3B-Yusuf_67-111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3C-Al-Rad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3D-Ibrahim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4A-Al-Hijr_1-2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4B-Al-Hijr_26-99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4C-Al-Nahl_1-59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4D-Al-Nahl_60-12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5A-Bani_Israil_1-14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5B-Bani_Israil_15-3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5C-Bani_Israil_33-111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5D-Al-Kahf_1-74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6A-Al-Kahf_75-9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6B-Al-Kahf_99-110_-_Maryam_1-39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6C-Maryam_40-9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6D-Ta-Ha_1-13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7A-Al-Anbiya_1-2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7B-Al-Anbiya_21-77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7C-Al-Anbiya_78-112_-_Al-Hajj_1-1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7D-Al-Hajj_19-7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8A-Al-Muminun_1-44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8B-Al-Muminun_45-11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8C-Al-Nur_1-34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8D-Al-Nur_35-64_-_Al-Furqan_1-2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9A-Al-Furqan_21-4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9B-Al-Furqan_43-77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9C-Al-Shuara_1-191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19D-Al-Shuara_192-227_-_Al-Naml_1-59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0A-Al-Naml_60-7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0B-Al-Naml_71-93_-_Al-Qasas_1-22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0C-Al-Qasas_23-7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0D-Al-Qasas_76-88_-_Al-Ankabut_1-44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1A-Al-Ankabut_45-63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1B-Al-Ankabut_64-69_-_Al-Rum_1-39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1C-Al-Rum_40-60_-_Luqman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1D-Al-Sajdah_-_Al-Ahzab_1-3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2A-Al-Ahzab_31-3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2B-Al-Ahzab_36-73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2C-Saba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2D-Fatir_-_Ya-Sin_1-21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3A-Ya-Sin_22-5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3B-Ya-Sin_56-83_-_Al-Saffat_1-84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3C-Al-Saffat_85-182_-_Saad_1-2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3D-Saad_26-88_-_Al-Zumar_1-31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4A-Al-Zumar_32-4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4B-Al-Zumar_46-75_-_Al-Mumin_1-9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4C-Al-Mumin_10-8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4D-Ha-Mim_Al-Sajdah_1-46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5A-Ha-Mim_Al-Sajdah_47-54_-_Al-Shura_1-15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5B-Al-Shura_16-53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5C-Al-Zukhruf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5D-Al-Dukhan_-_Al-Jathiah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6A-Al-Ahqaf_1-1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6B-Al-Ahqaf_19-35_-_Muhammad_1-19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6C-Muhammad_20-38_-_Al-Hujuraat_1-9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6D-Al-Hujuraat_10-18_-_Al-Zariyaat_1-3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7A-Al-Zariyaat_31-60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7B-Al-Toor_-_Al-Najm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7C-Al-Qamar_-_Al-Rahman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7D-Al-Waqiah_-_Al-Hadid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8A-Al-Mujadalah_1-8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8B-Al-Mujadalah_9-22_-_Al-Hashr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8C-Al-Mumtahinah_-_Al-Jumuah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8D-Al-Munafiqun_-_Al-Tahrim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9A-Al-Mulk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9B-Al-Qalam_-_Al-Haqqah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9C-Al-Maarij_-_Al-Muzzammil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29D-Al-Muddaththir_-_Al-Mursalaat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30A-Shahru_Ramazan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30B-Al-Naba_-_Abasa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30C-Al-Takwir_-_Al-Ghashiyah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30D-Al-Fajr_-_Al-Qadr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30E-Al-Bayyinah_-_Al-Naas.mp3</text:p>
          </table:table-cell>
          <table:table-cell/>
        </table:table-row>
        <table:table-row table:style-name="ro1">
          <table:table-cell office:value-type="string" calcext:value-type="string">
            <text:p>https://archive.org/download/Daura-Quran2017-Farhat-Hasmi/DQ2017-30F-Duaa.mp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1:05:24.663781836</meta:creation-date>
    <dc:date>2018-05-22T01:11:32.404009439</dc:date>
    <meta:editing-duration>PT6M8S</meta:editing-duration>
    <meta:editing-cycles>1</meta:editing-cycles>
    <meta:document-statistic meta:table-count="1" meta:cell-count="122" meta:object-count="0"/>
    <meta:generator>LibreOffice/5.1.6.2$Linux_X86_64 LibreOffice_project/10m0$Build-2</meta:generator>
  </office:meta>
</office:document-meta>
</file>